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TROTECH" svg:font-family="RETROTECH" style:font-pitch="variable"/>
    <style:font-face style:name="m6x11" svg:font-family="m6x11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ETROTECH" fo:font-size="36pt" officeooo:rsid="0009a874" officeooo:paragraph-rsid="0009a874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m6x11" fo:font-size="16pt" officeooo:rsid="0009a874" officeooo:paragraph-rsid="0009a874" style:font-size-asian="16pt" style:font-size-complex="16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m6x11" fo:font-size="16pt" officeooo:rsid="000a3ad8" officeooo:paragraph-rsid="000a3ad8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m6x11" fo:font-size="16pt" officeooo:rsid="000a3ad8" officeooo:paragraph-rsid="000a3ad8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RADAMUS</text:p>
      <text:p text:style-name="P3">2024 Design Document</text:p>
      <text:p text:style-name="P4">TABLE OF CONTENTS</text:p>
      <text:p text:style-name="P5"/>
      <text:p text:style-name="P5">Introduction …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ETROTECH" svg:font-family="RETROTECH" style:font-pitch="variable"/>
    <style:font-face style:name="m6x11" svg:font-family="m6x11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2:16:14.818871097</meta:creation-date>
    <dc:date>2024-04-16T22:18:33.557299837</dc:date>
    <meta:editing-duration>PT2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" meta:word-count="9" meta:character-count="60" meta:non-whitespace-character-count="55"/>
  </office:meta>
</office:document-meta>
</file>